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4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5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2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3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4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T38" style:parent-style-name="Policepardéfaut" style:family="text">
      <style:text-properties fo:language="en" fo:country="US"/>
    </style:style>
    <style:style style:name="T39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2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43" style:parent-style-name="Policepardéfaut" style:family="text">
      <style:text-properties fo:language="en" fo:country="US"/>
    </style:style>
    <style:style style:name="T44" style:parent-style-name="Policepardéfaut" style:family="text">
      <style:text-properties fo:language="en" fo:country="US"/>
    </style:style>
    <style:style style:name="T45" style:parent-style-name="Policepardéfaut" style:family="text">
      <style:text-properties fo:language="en" fo:country="US"/>
    </style:style>
    <style:style style:name="T46" style:parent-style-name="Policepardéfaut" style:family="text">
      <style:text-properties fo:language="en" fo:country="US"/>
    </style:style>
    <style:style style:name="T47" style:parent-style-name="Policepardéfaut" style:family="text">
      <style:text-properties fo:language="en" fo:country="US"/>
    </style:style>
    <style:style style:name="T48" style:parent-style-name="Policepardéfaut" style:family="text">
      <style:text-properties fo:language="en" fo:country="US"/>
    </style:style>
    <style:style style:name="T49" style:parent-style-name="Policepardéfaut" style:family="text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Normal" style:family="paragraph">
      <style:paragraph-properties fo:break-before="page"/>
      <style:text-properties fo:language="en" fo:country="US" fo:hyphenate="true"/>
    </style:style>
    <style:style style:name="P53" style:parent-style-name="Normal" style:family="paragraph">
      <style:paragraph-properties style:vertical-align="auto" fo:margin-bottom="0.1666in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9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2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0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7" style:parent-style-name="Policepardéfau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2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3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3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4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3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1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1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39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1" style:parent-style-name="Policepardéfaut" style:family="text">
      <style:text-properties style:font-name="Courier New" style:font-name-asian="Times New Roman" style:font-name-complex="Courier New" fo:color="#AA492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6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4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6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7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7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299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0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4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3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4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3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8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4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8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4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39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0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2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8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69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4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0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6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6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7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5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0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1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3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8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8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6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6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3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4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5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1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5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7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6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7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8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79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2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0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1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2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4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5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6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8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7" style:parent-style-name="Policepardéfau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89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GB" style:language-asian="fr" style:country-asian="FR" style:language-complex="ar" style:country-complex="SA"/>
    </style:style>
    <style:style style:name="T89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8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898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Part I: File Database</text:span><text:span text:style-name="T3"><text:line-break/>Extract President Names from File Names:</text:span><text:span text:style-name="T4"><text:line-break/></text:span><text:span text:style-name="T5"><text:line-break/></text:span><text:span text:style-name="T6">Write a function that takes the list of file names and extracts the president names.</text:span><text:span text:style-name="T7"><text:line-break/>Associate First Name with Each President:</text:span><text:span text:style-name="T8"><text:line-break/></text:span><text:span text:style-name="T9"><text:line-break/></text:span><text:span text:style-name="T10">Create a dictionary that associates each president with their first name.</text:span><text:span text:style-name="T11"><text:line-break/>Display List of President Names:</text:span><text:span text:style-name="T12"><text:line-break/></text:span><text:span text:style-name="T13"><text:line-break/></text:span><text:span text:style-name="T14">Write a function to display the list of president names, taking care of duplicates</text:span><text:span text:style-name="T15">.</text:span><text:span text:style-name="T16"><text:line-break/></text:span><text:span text:style-name="T17">Convert Texts to Lower Case and Remove Punctuation:</text:span><text:span text:style-name="T18"><text:line-break/></text:span><text:span text:style-name="T19"><text:line-break/>Write a function to read each file, convert the text to lowercase, and remove punctuation, storing the result in the "cleaned" directory.</text:span><text:span text:style-name="T20"><text:line-break/></text:span></text:p>
      <text:p text:style-name="P21"/>
      <text:p text:style-name="P22"/>
      <text:p text:style-name="P23">Part II: TF-IDF Method<text:line-break/>Count Word Occurrences in a String:<text:line-break/><text:line-break/>Write a function that takes a string as input and returns a dictionary with word occurrences.<text:line-break/>Calculate IDF for Each Word:<text:line-break/><text:line-break/>Write a function that takes the directory as input and returns a dictionary associating IDF scores with each word.<text:line-break/>Calculate TF-IDF Score for Each Word in Each Document:<text:line-break/>Write a function that takes the directory as input and returns the TF-IDF matrix.<text:line-break/></text:p>
      <text:p text:style-name="P24"/>
      <text:p text:style-name="P25"/>
      <text:p text:style-name="Standard"><text:span text:style-name="T26">Part III: Features</text:span><text:span text:style-name="T27"><text:line-break/></text:span><text:span text:style-name="T28">Display List of Least Important Words:</text:span><text:span text:style-name="T29"><text:line-break/>Write a function that displays the list of words with TF-IDF scores equal to 0 in all files.</text:span><text:span text:style-name="T30"><text:line-break/></text:span></text:p>
      <text:p text:style-name="Standard"><text:span text:style-name="T31">Display Word(s) with Highest TF-IDF Score:</text:span><text:span text:style-name="T32"><text:line-break/></text:span><text:span text:style-name="T33"><text:line-break/>Write a function that displays the word(s) with the highest TF-IDF scores.</text:span><text:span text:style-name="T34"><text:line-break/></text:span><text:span text:style-name="T35">Most Repeated Word(s) by President Chirac:</text:span><text:span text:style-name="T36"><text:line-break/></text:span><text:span text:style-name="T37"><text:line-break/>Write a function that indicates the most repeated word(s) by President Chirac.</text:span><text:span text:style-name="T38"><text:line-break/></text:span><text:span text:style-name="T39">President(s) who Spoke of "Nation" the Most:</text:span><text:span text:style-name="T40"><text:line-break/></text:span><text:span text:style-name="T41"><text:line-break/>Write a function that indicates the president(s) who spoke about the "Nation" and the one who repeated it the most times.</text:span><text:span text:style-name="T42"><text:line-break/></text:span><text:span text:style-name="T43">First President to Talk about Climate and/or Ecology:</text:span><text:span text:style-name="T44"><text:line-break/></text:span><text:span text:style-name="T45"><text:line-break/>Write a function that identifies the first president to talk about "climate" and/or "ecology."</text:span><text:span text:style-name="T46"><text:line-break/>Words Mentioned by All Presidents (Except Unimportant Words):</text:span><text:span text:style-name="T47"><text:line-break/></text:span><text:span text:style-name="T48"><text:line-break/>Write a function that identifies the words mentioned by all presidents except the so-called "unimportant" words.</text:span><text:span text:style-name="T49"><text:line-break/></text:span></text:p>
      <text:soft-page-break/>
      <text:p text:style-name="P50">Part IV: Main Program<text:line-break/>User Menu:<text:line-break/><text:line-break/>Write a main program that presents a menu to the user.<text:line-break/>Invoke Functions Based on User Input:<text:line-break/><text:s/>Based on the user's choice, invoke the corresponding function from the above steps.<text:line-break/></text:p>
      <text:p text:style-name="P51"/>
      <text:p text:style-name="P52"/>
      <text:soft-page-break/>
      <text:p text:style-name="P53"><text:span text:style-name="T54">#Fonction 6</text:span><text:span text:style-name="T55"><text:line-break/></text:span><text:span text:style-name="T56">def<text:s/></text:span><text:span text:style-name="T57">display_least_important_words</text:span><text:span text:style-name="T58">(tf_idf_matrix):</text:span><text:span text:style-name="T59"><text:line-break/><text:s text:c="4"/>least_important_words =<text:s/></text:span><text:span text:style-name="T60">set</text:span><text:span text:style-name="T61">()</text:span><text:span text:style-name="T62"><text:line-break/></text:span><text:span text:style-name="T63"><text:line-break/><text:s text:c="4"/></text:span><text:span text:style-name="T64"># Iterate over each word in the TF-IDF matrix</text:span><text:span text:style-name="T65"><text:line-break/><text:s text:c="4"/></text:span><text:span text:style-name="T66">for<text:s/></text:span><text:span text:style-name="T67">document<text:s/></text:span><text:span text:style-name="T68">in<text:s/></text:span><text:span text:style-name="T69">tf_idf_matrix:</text:span><text:span text:style-name="T70"><text:line-break/><text:s text:c="8"/></text:span><text:span text:style-name="T71">for<text:s/></text:span><text:span text:style-name="T72">word, tf_idf_score<text:s/></text:span><text:span text:style-name="T73">in<text:s/></text:span><text:span text:style-name="T74">document.items():</text:span><text:span text:style-name="T75"><text:line-break/><text:s text:c="12"/></text:span><text:span text:style-name="T76"># Check if the TF-IDF score is 0 in all documents</text:span><text:span text:style-name="T77"><text:line-break/><text:s text:c="12"/></text:span><text:span text:style-name="T78">if<text:s/></text:span><text:span text:style-name="T79">tf_idf_score ==<text:s/></text:span><text:span text:style-name="T80">0</text:span><text:span text:style-name="T81">:</text:span><text:span text:style-name="T82"><text:line-break/><text:s text:c="16"/>least_important_words.add(word)</text:span><text:span text:style-name="T83"><text:line-break/></text:span><text:span text:style-name="T84"><text:line-break/><text:s text:c="4"/></text:span><text:span text:style-name="T85"># Display the list of least important words</text:span><text:span text:style-name="T86"><text:line-break/><text:s text:c="4"/></text:span><text:span text:style-name="T87">print</text:span><text:span text:style-name="T88">(</text:span><text:span text:style-name="T89">"Least Important Words:"</text:span><text:span text:style-name="T90">, least_important_words)</text:span><text:span text:style-name="T91"><text:line-break/></text:span><text:span text:style-name="T92"><text:line-break/>speeches_directory =<text:s/></text:span><text:span text:style-name="T93">"./cleaned"</text:span><text:span text:style-name="T94"><text:line-break/></text:span><text:span text:style-name="T95">tf_idf_matrix = calculate_tf_idf_matrix(speeches_directory)</text:span><text:span text:style-name="T96"><text:line-break/>display_least_important_words(tf_idf_matrix)</text:span><text:span text:style-name="T97"><text:line-break/></text:span><text:span text:style-name="T98"><text:line-break/></text:span><text:span text:style-name="T99">#Fonction 7</text:span><text:span text:style-name="T100"><text:line-break/></text:span><text:span text:style-name="T101">def<text:s/></text:span><text:span text:style-name="T102">display_highest_tfidf_words</text:span><text:span text:style-name="T103">(tf_idf_matrix):</text:span><text:span text:style-name="T104"><text:line-break/><text:s text:c="4"/>highest_tfidf_words = {}</text:span><text:span text:style-name="T105"><text:line-break/></text:span><text:span text:style-name="T106"><text:line-break/><text:s text:c="4"/></text:span><text:span text:style-name="T107">for<text:s/></text:span><text:span text:style-name="T108">document<text:s/></text:span><text:span text:style-name="T109">in<text:s/></text:span><text:span text:style-name="T110">tf_idf_matrix:</text:span><text:span text:style-name="T111"><text:line-break/><text:s text:c="8"/></text:span><text:span text:style-name="T112"># Find the word(s) with the highest TF-IDF score in the document</text:span><text:span text:style-name="T113"><text:line-break/><text:s text:c="8"/></text:span><text:span text:style-name="T114">max_tfidf_word =<text:s/></text:span><text:span text:style-name="T115">max</text:span><text:span text:style-name="T116">(document,<text:s/></text:span><text:span text:style-name="T117">key</text:span><text:span text:style-name="T118">=document.get)</text:span><text:span text:style-name="T119"><text:line-break/><text:s text:c="8"/>max_tfidf_score = document[max_tfidf_word]</text:span><text:span text:style-name="T120"><text:line-break/></text:span><text:span text:style-name="T121"><text:line-break/><text:s text:c="8"/></text:span><text:span text:style-name="T122"># Add the word(s) and their score to the result dictionary</text:span><text:span text:style-name="T123"><text:line-break/><text:s text:c="8"/></text:span><text:span text:style-name="T124">highest_tfidf_words[max_tfidf_word] = max_tfidf_score</text:span><text:span text:style-name="T125"><text:line-break/></text:span><text:span text:style-name="T126"><text:line-break/><text:s text:c="4"/></text:span><text:span text:style-name="T127">print</text:span><text:span text:style-name="T128">(</text:span><text:span text:style-name="T129">"Word(s) with Highest TF-IDF Score:"</text:span><text:span text:style-name="T130">, highest_tfidf_words)</text:span><text:span text:style-name="T131"><text:line-break/></text:span><text:span text:style-name="T132"><text:line-break/>speeches_directory =<text:s/></text:span><text:span text:style-name="T133">"./cleaned"</text:span><text:span text:style-name="T134"><text:line-break/></text:span><text:span text:style-name="T135">tf_idf_matrix = calculate_tf_idf_matrix(speeches_directory)</text:span><text:span text:style-name="T136"><text:line-break/>display_highest_tfidf_words(tf_idf_matrix)</text:span><text:span text:style-name="T137"><text:line-break/></text:span><text:span text:style-name="T138"><text:line-break/></text:span><text:span text:style-name="T139"># Fonction 8</text:span><text:span text:style-name="T140"><text:line-break/></text:span><text:span text:style-name="T141"><text:line-break/></text:span><text:span text:style-name="T142">def<text:s/></text:span><text:span text:style-name="T143">calculate_tf_idf_matrix_with_presidents</text:span><text:span text:style-name="T144">(directory, president_names):</text:span><text:span text:style-name="T145"><text:line-break/></text:span><text:span text:style-name="T146"><text:line-break/><text:s text:c="4"/>tf_idf_matrix = []</text:span><text:span text:style-name="T147"><text:line-break/></text:span><text:span text:style-name="T148"><text:line-break/><text:s text:c="4"/></text:span><text:span text:style-name="T149">for<text:s/></text:span><text:span text:style-name="T150">file_name, president<text:s/></text:span><text:span text:style-name="T151">in<text:s/></text:span><text:span text:style-name="T152">zip</text:span><text:span text:style-name="T153">(file_names, president_names):</text:span><text:span text:style-name="T154"><text:line-break/><text:s text:c="8"/>file_path = os.path.join(directory, file_name)</text:span><text:span text:style-name="T155"><text:line-break/></text:span><text:span text:style-name="T156"><text:line-break/><text:s text:c="8"/></text:span><text:span text:style-name="T157"># Read the content of the file</text:span><text:span text:style-name="T158"><text:line-break/><text:s text:c="8"/></text:span><text:span text:style-name="T159">with<text:s/></text:span><text:span text:style-name="T160">open(file_path,<text:s/></text:span><text:span text:style-name="T161">'r'</text:span><text:span text:style-name="T162">)<text:s/></text:span><text:span text:style-name="T163">as<text:s/></text:span><text:span text:style-name="T164">file:</text:span><text:span text:style-name="T165"><text:line-break/><text:s text:c="12"/>content = file.read()</text:span><text:span text:style-name="T166"><text:line-break/></text:span><text:span text:style-name="T167"><text:line-break/><text:s text:c="8"/>word_occurrences = count_word_occurrences(content)</text:span><text:span text:style-name="T168"><text:line-break/></text:span><text:span text:style-name="T169"><text:line-break/><text:s text:c="8"/>tf_idf_scores = {}</text:span><text:span text:style-name="T170"><text:line-break/><text:s text:c="8"/></text:span><text:span text:style-name="T171">for<text:s/></text:span><text:span text:style-name="T172">word, tf<text:s/></text:span><text:span text:style-name="T173">in<text:s/></text:span><text:span text:style-name="T174">word_occurrences.items():</text:span><text:span text:style-name="T175"><text:line-break/><text:s text:c="12"/>tf_idf_scores[word] = tf * idf_scores.get(word,<text:s/></text:span><text:span text:style-name="T176">0</text:span><text:span text:style-name="T177">)</text:span><text:span text:style-name="T178"><text:line-break/></text:span><text:span text:style-name="T179"><text:line-break/><text:s text:c="8"/>tf_idf_matrix.append({</text:span><text:span text:style-name="T180">'president'</text:span><text:span text:style-name="T181">: president,<text:s/></text:span><text:span text:style-name="T182">'tf_idf_scores'</text:span><text:span text:style-name="T183">: tf_idf_scores})</text:span><text:span text:style-name="T184"><text:line-break/></text:span><text:span text:style-name="T185"><text:line-break/><text:s text:c="4"/></text:span><text:span text:style-name="T186">return<text:s/></text:span><text:span text:style-name="T187">tf_idf_matrix</text:span><text:span text:style-name="T188"><text:line-break/></text:span><text:span text:style-name="T189"><text:line-break/></text:span><text:span text:style-name="T190"># Fonction 8.1</text:span><text:span text:style-name="T191"><text:line-break/></text:span><text:span text:style-name="T192">def<text:s/></text:span><text:span text:style-name="T193">most_repeated_words_by_president</text:span><text:span text:style-name="T194">(tf_idf_matrix, president_name):</text:span><text:span text:style-name="T195"><text:line-break/><text:s text:c="4"/>president_documents = [doc[</text:span><text:span text:style-name="T196">'tf_idf_scores'</text:span><text:span text:style-name="T197">]<text:s/></text:span><text:span text:style-name="T198">for<text:s/></text:span><text:span text:style-name="T199">doc<text:s/></text:span><text:span text:style-name="T200">in<text:s/></text:span><text:span text:style-name="T201">tf_idf_matrix<text:s/></text:span><text:span text:style-name="T202">if<text:s/></text:span><text:span text:style-name="T203">doc[</text:span><text:span text:style-name="T204">'president'</text:span><text:span text:style-name="T205">] == president_name]</text:span><text:span text:style-name="T206"><text:line-break/></text:span><text:soft-page-break/><text:span text:style-name="T207"><text:line-break/><text:s text:c="4"/></text:span><text:span text:style-name="T208">if not<text:s/></text:span><text:span text:style-name="T209">president_documents:</text:span><text:span text:style-name="T210"><text:line-break/><text:s text:c="8"/></text:span><text:span text:style-name="T211">print</text:span><text:span text:style-name="T212">(</text:span><text:span text:style-name="T213">f"No documents found for President<text:s/></text:span><text:span text:style-name="T214">{</text:span><text:span text:style-name="T215">president_name</text:span><text:span text:style-name="T216">}</text:span><text:span text:style-name="T217">"</text:span><text:span text:style-name="T218">)</text:span><text:span text:style-name="T219"><text:line-break/><text:s text:c="8"/></text:span><text:span text:style-name="T220">return</text:span><text:span text:style-name="T221"><text:line-break/></text:span><text:span text:style-name="T222"><text:line-break/><text:s text:c="4"/></text:span><text:span text:style-name="T223">combined_scores = {}</text:span><text:span text:style-name="T224"><text:line-break/><text:s text:c="4"/></text:span><text:span text:style-name="T225">for<text:s/></text:span><text:span text:style-name="T226">document<text:s/></text:span><text:span text:style-name="T227">in<text:s/></text:span><text:span text:style-name="T228">president_documents:</text:span><text:span text:style-name="T229"><text:line-break/><text:s text:c="8"/></text:span><text:span text:style-name="T230">for<text:s/></text:span><text:span text:style-name="T231">word, tf_idf_score<text:s/></text:span><text:span text:style-name="T232">in<text:s/></text:span><text:span text:style-name="T233">document.items():</text:span><text:span text:style-name="T234"><text:line-break/><text:s text:c="12"/>combined_scores[word] = combined_scores.get(word,<text:s/></text:span><text:span text:style-name="T235">0</text:span><text:span text:style-name="T236">) + tf_idf_score</text:span><text:span text:style-name="T237"><text:line-break/></text:span><text:span text:style-name="T238"><text:line-break/><text:s text:c="4"/>most_repeated_word =<text:s/></text:span><text:span text:style-name="T239">max</text:span><text:span text:style-name="T240">(combined_scores,<text:s/></text:span><text:span text:style-name="T241">key</text:span><text:span text:style-name="T242">=combined_scores.get)</text:span><text:span text:style-name="T243"><text:line-break/><text:s text:c="4"/>most_repeated_score = combined_scores[most_repeated_word]</text:span><text:span text:style-name="T244"><text:line-break/></text:span><text:span text:style-name="T245"><text:line-break/><text:s text:c="4"/></text:span><text:span text:style-name="T246">print</text:span><text:span text:style-name="T247">(</text:span><text:span text:style-name="T248">f"Most Repeated Word(s) by President<text:s/></text:span><text:span text:style-name="T249">{</text:span><text:span text:style-name="T250">president_name</text:span><text:span text:style-name="T251">}</text:span><text:span text:style-name="T252">:"</text:span><text:span text:style-name="T253">)</text:span><text:span text:style-name="T254"><text:line-break/><text:s text:c="4"/></text:span><text:span text:style-name="T255">print</text:span><text:span text:style-name="T256">(</text:span><text:span text:style-name="T257">f"Word:<text:s/></text:span><text:span text:style-name="T258">{</text:span><text:span text:style-name="T259">most_repeated_word</text:span><text:span text:style-name="T260">}</text:span><text:span text:style-name="T261">, TF-IDF Score:<text:s/></text:span><text:span text:style-name="T262">{</text:span><text:span text:style-name="T263">most_repeated_score</text:span><text:span text:style-name="T264">}</text:span><text:span text:style-name="T265">"</text:span><text:span text:style-name="T266">)</text:span><text:span text:style-name="T267"><text:line-break/></text:span><text:span text:style-name="T268"><text:line-break/></text:span><text:span text:style-name="T269"># Example usage:</text:span><text:span text:style-name="T270"><text:line-break/></text:span><text:span text:style-name="T271">speeches_directory =<text:s/></text:span><text:span text:style-name="T272">"./cleaned"</text:span><text:span text:style-name="T273"><text:line-break/></text:span><text:span text:style-name="T274">president_names = [</text:span><text:span text:style-name="T275">'Chirac'</text:span><text:span text:style-name="T276">,<text:s/></text:span><text:span text:style-name="T277">'Giscard d</text:span><text:span text:style-name="T278">\'</text:span><text:span text:style-name="T279">Estaing'</text:span><text:span text:style-name="T280">,<text:s/></text:span><text:span text:style-name="T281">'Hollande'</text:span><text:span text:style-name="T282">,<text:s/></text:span><text:span text:style-name="T283">'Mitterrand'</text:span><text:span text:style-name="T284">,<text:s/></text:span><text:span text:style-name="T285">'Macron'</text:span><text:span text:style-name="T286">,<text:s/></text:span><text:span text:style-name="T287">'Sarkozy'</text:span><text:span text:style-name="T288">]</text:span><text:span text:style-name="T289"><text:line-break/>tf_idf_matrix = calculate_tf_idf_matrix_with_presidents(speeches_directory, president_names)</text:span><text:span text:style-name="T290"><text:line-break/>most_repeated_words_by_president(tf_idf_matrix,<text:s/></text:span><text:span text:style-name="T291">'Chirac'</text:span><text:span text:style-name="T292">)</text:span><text:span text:style-name="T293"><text:line-break/></text:span><text:span text:style-name="T294"><text:line-break/></text:span><text:span text:style-name="T295"># Fonction 9</text:span><text:span text:style-name="T296"><text:line-break/></text:span><text:span text:style-name="T297"><text:line-break/></text:span><text:span text:style-name="T298">def<text:s/></text:span><text:span text:style-name="T299">calculate_tf_idf_matrix_with_target_word</text:span><text:span text:style-name="T300">(directory, president_names, target_word):</text:span><text:span text:style-name="T301"><text:line-break/></text:span><text:span text:style-name="T302"><text:line-break/><text:s text:c="4"/>tf_idf_matrix = []</text:span><text:span text:style-name="T303"><text:line-break/></text:span><text:span text:style-name="T304"><text:line-break/><text:s text:c="4"/></text:span><text:span text:style-name="T305">for<text:s/></text:span><text:span text:style-name="T306">file_name, president<text:s/></text:span><text:span text:style-name="T307">in<text:s/></text:span><text:span text:style-name="T308">zip</text:span><text:span text:style-name="T309">(file_names, president_names):</text:span><text:span text:style-name="T310"><text:line-break/><text:s text:c="8"/>file_path = os.path.join(directory, file_name)</text:span><text:span text:style-name="T311"><text:line-break/></text:span><text:span text:style-name="T312"><text:line-break/><text:s text:c="8"/></text:span><text:span text:style-name="T313">with<text:s/></text:span><text:span text:style-name="T314">open(file_path,<text:s/></text:span><text:span text:style-name="T315">'r'</text:span><text:span text:style-name="T316">)<text:s/></text:span><text:span text:style-name="T317">as<text:s/></text:span><text:span text:style-name="T318">file:</text:span><text:span text:style-name="T319"><text:line-break/><text:s text:c="12"/>content = file.read()</text:span><text:span text:style-name="T320"><text:line-break/></text:span><text:span text:style-name="T321"><text:line-break/><text:s text:c="8"/>word_occurrences = count_word_occurrences(content)</text:span><text:span text:style-name="T322"><text:line-break/></text:span><text:span text:style-name="T323"><text:line-break/><text:s text:c="8"/>tf_idf_scores = {}</text:span><text:span text:style-name="T324"><text:line-break/><text:s text:c="8"/></text:span><text:span text:style-name="T325">for<text:s/></text:span><text:span text:style-name="T326">word, tf<text:s/></text:span><text:span text:style-name="T327">in<text:s/></text:span><text:span text:style-name="T328">word_occurrences.items():</text:span><text:span text:style-name="T329"><text:line-break/><text:s text:c="12"/>tf_idf_scores[word] = tf * idf_scores.get(word,<text:s/></text:span><text:span text:style-name="T330">0</text:span><text:span text:style-name="T331">)</text:span><text:span text:style-name="T332"><text:line-break/></text:span><text:span text:style-name="T333"><text:line-break/><text:s text:c="8"/>target_word_count = word_occurrences.get(target_word,<text:s/></text:span><text:span text:style-name="T334">0</text:span><text:span text:style-name="T335">)</text:span><text:span text:style-name="T336"><text:line-break/><text:s text:c="8"/>tf_idf_matrix.append({</text:span><text:span text:style-name="T337">'president'</text:span><text:span text:style-name="T338">: president,<text:s/></text:span><text:span text:style-name="T339">'tf_idf_scores'</text:span><text:span text:style-name="T340">: tf_idf_scores,<text:s/></text:span><text:span text:style-name="T341">'target_word_count'</text:span><text:span text:style-name="T342">: target_word_count})</text:span><text:span text:style-name="T343"><text:line-break/></text:span><text:span text:style-name="T344"><text:line-break/><text:s text:c="4"/></text:span><text:span text:style-name="T345">return<text:s/></text:span><text:span text:style-name="T346">tf_idf_matrix</text:span><text:span text:style-name="T347"><text:line-break/></text:span><text:span text:style-name="T348"><text:line-break/></text:span><text:span text:style-name="T349"># Fonction 9.1</text:span><text:span text:style-name="T350"><text:line-break/># the parameters in the prevoius function has been changed to add a parameter to this function to specify the target word</text:span><text:span text:style-name="T351"><text:line-break/></text:span><text:span text:style-name="T352">def<text:s/></text:span><text:span text:style-name="T353">president_speaking_about_nation_the_most</text:span><text:span text:style-name="T354">(tf_idf_matrix):</text:span><text:span text:style-name="T355"><text:line-break/><text:s text:c="4"/>combined_counts = {}</text:span><text:span text:style-name="T356"><text:line-break/><text:s text:c="4"/></text:span><text:span text:style-name="T357">for<text:s/></text:span><text:span text:style-name="T358">document<text:s/></text:span><text:span text:style-name="T359">in<text:s/></text:span><text:span text:style-name="T360">tf_idf_matrix:</text:span><text:span text:style-name="T361"><text:line-break/><text:s text:c="8"/>president = document[</text:span><text:span text:style-name="T362">'president'</text:span><text:span text:style-name="T363">]</text:span><text:span text:style-name="T364"><text:line-break/><text:s text:c="8"/>target_word_count = document[</text:span><text:span text:style-name="T365">'target_word_count'</text:span><text:span text:style-name="T366">]</text:span><text:span text:style-name="T367"><text:line-break/><text:s text:c="8"/>combined_counts[president] = combined_counts.get(president,<text:s/></text:span><text:span text:style-name="T368">0</text:span><text:span text:style-name="T369">) + target_word_count</text:span><text:span text:style-name="T370"><text:line-break/></text:span><text:span text:style-name="T371"><text:line-break/><text:s text:c="4"/>max_count =<text:s/></text:span><text:span text:style-name="T372">max</text:span><text:span text:style-name="T373">(combined_counts.values())</text:span><text:span text:style-name="T374"><text:line-break/><text:s text:c="4"/>presidents_with_max_count = [president<text:s/></text:span><text:span text:style-name="T375">for<text:s/></text:span><text:span text:style-name="T376">president, count<text:s/></text:span><text:span text:style-name="T377">in<text:s/></text:span><text:span text:style-name="T378">combined_counts.items()<text:s/></text:span><text:span text:style-name="T379">if<text:s/></text:span><text:span text:style-name="T380">count == max_count]</text:span><text:span text:style-name="T381"><text:line-break/></text:span><text:span text:style-name="T382"><text:line-break/></text:span><text:soft-page-break/><text:span text:style-name="T383"><text:s text:c="4"/></text:span><text:span text:style-name="T384">print</text:span><text:span text:style-name="T385">(</text:span><text:span text:style-name="T386">f"President(s) who spoke about 'Nation' the most:"</text:span><text:span text:style-name="T387">)</text:span><text:span text:style-name="T388"><text:line-break/><text:s text:c="4"/></text:span><text:span text:style-name="T389">for<text:s/></text:span><text:span text:style-name="T390">president<text:s/></text:span><text:span text:style-name="T391">in<text:s/></text:span><text:span text:style-name="T392">presidents_with_max_count:</text:span><text:span text:style-name="T393"><text:line-break/><text:s text:c="8"/></text:span><text:span text:style-name="T394">print</text:span><text:span text:style-name="T395">(</text:span><text:span text:style-name="T396">f"</text:span><text:span text:style-name="T397">{</text:span><text:span text:style-name="T398">president</text:span><text:span text:style-name="T399">}</text:span><text:span text:style-name="T400">:<text:s/></text:span><text:span text:style-name="T401">{</text:span><text:span text:style-name="T402">max_count</text:span><text:span text:style-name="T403">}</text:span><text:span text:style-name="T404"><text:s/>occurrences"</text:span><text:span text:style-name="T405">)</text:span><text:span text:style-name="T406"><text:line-break/></text:span><text:span text:style-name="T407"><text:line-break/></text:span><text:span text:style-name="T408"># Example usage:</text:span><text:span text:style-name="T409"><text:line-break/></text:span><text:span text:style-name="T410">speeches_directory =<text:s/></text:span><text:span text:style-name="T411">"./cleaned"</text:span><text:span text:style-name="T412"><text:line-break/></text:span><text:span text:style-name="T413">president_names = [</text:span><text:span text:style-name="T414">'Chirac'</text:span><text:span text:style-name="T415">,<text:s/></text:span><text:span text:style-name="T416">'Giscard d</text:span><text:span text:style-name="T417">\'</text:span><text:span text:style-name="T418">Estaing'</text:span><text:span text:style-name="T419">,<text:s/></text:span><text:span text:style-name="T420">'Hollande'</text:span><text:span text:style-name="T421">,</text:span><text:span text:style-name="T422">'Mitterrand'</text:span><text:span text:style-name="T423">,<text:s/></text:span><text:span text:style-name="T424">'Macron'</text:span><text:span text:style-name="T425">,<text:s/></text:span><text:span text:style-name="T426">'Sarkozy'</text:span><text:span text:style-name="T427">]</text:span><text:span text:style-name="T428"><text:line-break/>target_word =<text:s/></text:span><text:span text:style-name="T429">'Nation'</text:span><text:span text:style-name="T430"><text:line-break/></text:span><text:span text:style-name="T431">tf_idf_matrix_with_nation = calculate_tf_idf_matrix_with_target_word(speeches_directory, president_names, target_word)</text:span><text:span text:style-name="T432"><text:line-break/>president_speaking_about_nation_the_most(tf_idf_matrix_with_nation)</text:span><text:span text:style-name="T433"><text:line-break/></text:span><text:span text:style-name="T434"><text:line-break/></text:span><text:span text:style-name="T435"># Fonction 10</text:span><text:span text:style-name="T436"><text:line-break/></text:span><text:span text:style-name="T437">def<text:s/></text:span><text:span text:style-name="T438">calculate_tf_idf_matrix_with_first_mention</text:span><text:span text:style-name="T439">(directory, president_names, target_words):</text:span><text:span text:style-name="T440"><text:line-break/></text:span><text:span text:style-name="T441"><text:line-break/><text:s text:c="4"/>tf_idf_matrix = []</text:span><text:span text:style-name="T442"><text:line-break/></text:span><text:span text:style-name="T443"><text:line-break/><text:s text:c="4"/></text:span><text:span text:style-name="T444">for<text:s/></text:span><text:span text:style-name="T445">file_name, president<text:s/></text:span><text:span text:style-name="T446">in<text:s/></text:span><text:span text:style-name="T447">zip</text:span><text:span text:style-name="T448">(file_names, president_names):</text:span><text:span text:style-name="T449"><text:line-break/><text:s text:c="8"/>file_path = os.path.join(directory, file_name)</text:span><text:span text:style-name="T450"><text:line-break/></text:span><text:span text:style-name="T451"><text:line-break/><text:s text:c="8"/></text:span><text:span text:style-name="T452">with<text:s/></text:span><text:span text:style-name="T453">open(file_path,<text:s/></text:span><text:span text:style-name="T454">'r'</text:span><text:span text:style-name="T455">)<text:s/></text:span><text:span text:style-name="T456">as<text:s/></text:span><text:span text:style-name="T457">file:</text:span><text:span text:style-name="T458"><text:line-break/><text:s text:c="12"/>content = file.read()</text:span><text:span text:style-name="T459"><text:line-break/></text:span><text:span text:style-name="T460"><text:line-break/><text:s text:c="8"/>word_occurrences = count_word_occurrences(content)</text:span><text:span text:style-name="T461"><text:line-break/></text:span><text:span text:style-name="T462"><text:line-break/><text:s text:c="8"/>tf_idf_scores = {}</text:span><text:span text:style-name="T463"><text:line-break/><text:s text:c="8"/></text:span><text:span text:style-name="T464">for<text:s/></text:span><text:span text:style-name="T465">word, tf<text:s/></text:span><text:span text:style-name="T466">in<text:s/></text:span><text:span text:style-name="T467">word_occurrences.items():</text:span><text:span text:style-name="T468"><text:line-break/><text:s text:c="12"/>tf_idf_scores[word] = tf * idf_scores.get(word,<text:s/></text:span><text:span text:style-name="T469">0</text:span><text:span text:style-name="T470">)</text:span><text:span text:style-name="T471"><text:line-break/></text:span><text:span text:style-name="T472"><text:line-break/><text:s text:c="8"/>first_mentions = {}</text:span><text:span text:style-name="T473"><text:line-break/><text:s text:c="8"/></text:span><text:span text:style-name="T474">for<text:s/></text:span><text:span text:style-name="T475">target_word<text:s/></text:span><text:span text:style-name="T476">in<text:s/></text:span><text:span text:style-name="T477">target_words:</text:span><text:span text:style-name="T478"><text:line-break/><text:s text:c="12"/></text:span><text:span text:style-name="T479">if<text:s/></text:span><text:span text:style-name="T480">target_word<text:s/></text:span><text:span text:style-name="T481">in<text:s/></text:span><text:span text:style-name="T482">word_occurrences<text:s/></text:span><text:span text:style-name="T483">and<text:s/></text:span><text:span text:style-name="T484">target_word<text:s/></text:span><text:span text:style-name="T485">not in<text:s/></text:span><text:span text:style-name="T486">first_mentions:</text:span><text:span text:style-name="T487"><text:line-break/><text:s text:c="16"/>first_mentions[target_word] = president</text:span><text:span text:style-name="T488"><text:line-break/></text:span><text:span text:style-name="T489"><text:line-break/><text:s text:c="8"/>tf_idf_matrix.append({</text:span><text:span text:style-name="T490">'president'</text:span><text:span text:style-name="T491">: president,<text:s/></text:span><text:span text:style-name="T492">'tf_idf_scores'</text:span><text:span text:style-name="T493">: tf_idf_scores,<text:s/></text:span><text:span text:style-name="T494">'first_mentions'</text:span><text:span text:style-name="T495">: first_mentions})</text:span><text:span text:style-name="T496"><text:line-break/></text:span><text:span text:style-name="T497"><text:line-break/><text:s text:c="4"/></text:span><text:span text:style-name="T498">return<text:s/></text:span><text:span text:style-name="T499">tf_idf_matrix</text:span><text:span text:style-name="T500"><text:line-break/></text:span><text:span text:style-name="T501">#Fonction 10.1</text:span><text:span text:style-name="T502"><text:line-break/></text:span><text:span text:style-name="T503">def<text:s/></text:span><text:span text:style-name="T504">first_president_to_mention_climate_or_ecology</text:span><text:span text:style-name="T505">(tf_idf_matrix, target_words):</text:span><text:span text:style-name="T506"><text:line-break/><text:s text:c="4"/>first_mentions = {}</text:span><text:span text:style-name="T507"><text:line-break/></text:span><text:span text:style-name="T508"><text:line-break/><text:s text:c="4"/></text:span><text:span text:style-name="T509">for<text:s/></text:span><text:span text:style-name="T510">document<text:s/></text:span><text:span text:style-name="T511">in<text:s/></text:span><text:span text:style-name="T512">tf_idf_matrix:</text:span><text:span text:style-name="T513"><text:line-break/><text:s text:c="8"/>president = document[</text:span><text:span text:style-name="T514">'president'</text:span><text:span text:style-name="T515">]</text:span><text:span text:style-name="T516"><text:line-break/><text:s text:c="8"/>mentions = document[</text:span><text:span text:style-name="T517">'first_mentions'</text:span><text:span text:style-name="T518">]</text:span><text:span text:style-name="T519"><text:line-break/></text:span><text:span text:style-name="T520"><text:line-break/><text:s text:c="8"/></text:span><text:span text:style-name="T521">for<text:s/></text:span><text:span text:style-name="T522">target_word<text:s/></text:span><text:span text:style-name="T523">in<text:s/></text:span><text:span text:style-name="T524">target_words:</text:span><text:span text:style-name="T525"><text:line-break/><text:s text:c="12"/></text:span><text:span text:style-name="T526">if<text:s/></text:span><text:span text:style-name="T527">target_word<text:s/></text:span><text:span text:style-name="T528">in<text:s/></text:span><text:span text:style-name="T529">mentions:</text:span><text:span text:style-name="T530"><text:line-break/><text:s text:c="16"/></text:span><text:span text:style-name="T531"># Record the first mention</text:span><text:span text:style-name="T532"><text:line-break/><text:s text:c="16"/></text:span><text:span text:style-name="T533">if<text:s/></text:span><text:span text:style-name="T534">target_word<text:s/></text:span><text:span text:style-name="T535">not in<text:s/></text:span><text:span text:style-name="T536">first_mentions:</text:span><text:span text:style-name="T537"><text:line-break/><text:s text:c="20"/>first_mentions[target_word] = (president, document[</text:span><text:span text:style-name="T538">'tf_idf_scores'</text:span><text:span text:style-name="T539">][target_word])</text:span><text:span text:style-name="T540"><text:line-break/></text:span><text:span text:style-name="T541"><text:line-break/><text:s text:c="4"/></text:span><text:span text:style-name="T542">for<text:s/></text:span><text:span text:style-name="T543">target_word, (president, tf_idf_score)<text:s/></text:span><text:span text:style-name="T544">in<text:s/></text:span><text:span text:style-name="T545">first_mentions.items():</text:span><text:span text:style-name="T546"><text:line-break/><text:s text:c="8"/></text:span><text:span text:style-name="T547">print</text:span><text:span text:style-name="T548">(</text:span><text:span text:style-name="T549">f"The first president to talk about '</text:span><text:span text:style-name="T550">{</text:span><text:span text:style-name="T551">target_word</text:span><text:span text:style-name="T552">}</text:span><text:span text:style-name="T553">':<text:s/></text:span><text:span text:style-name="T554">{</text:span><text:span text:style-name="T555">president</text:span><text:span text:style-name="T556">}</text:span><text:span text:style-name="T557"><text:s/>(TF-IDF Score:<text:s/></text:span><text:span text:style-name="T558">{</text:span><text:span text:style-name="T559">tf_idf_score</text:span><text:span text:style-name="T560">}</text:span><text:span text:style-name="T561">)"</text:span><text:span text:style-name="T562">)</text:span><text:span text:style-name="T563"><text:line-break/></text:span><text:span text:style-name="T564"><text:line-break/></text:span><text:span text:style-name="T565"># Example usage:</text:span><text:span text:style-name="T566"><text:line-break/></text:span><text:span text:style-name="T567">speeches_directory =<text:s/></text:span><text:span text:style-name="T568">"./cleaned"</text:span><text:span text:style-name="T569"><text:line-break/></text:span><text:span text:style-name="T570">president_names = [</text:span><text:span text:style-name="T571">'Chirac'</text:span><text:span text:style-name="T572">,<text:s/></text:span><text:span text:style-name="T573">'Giscard d</text:span><text:span text:style-name="T574">\'</text:span><text:span text:style-name="T575">Estaing'</text:span><text:span text:style-name="T576">,<text:s/></text:span><text:span text:style-name="T577">'Hollande'<text:s/></text:span><text:span text:style-name="T578">,</text:span><text:span text:style-name="T579">'Mitterrand'</text:span><text:span text:style-name="T580">,<text:s/></text:span><text:soft-page-break/><text:span text:style-name="T581">'Macron'</text:span><text:span text:style-name="T582">,<text:s/></text:span><text:span text:style-name="T583">'Sarkozy'</text:span><text:span text:style-name="T584">]</text:span><text:span text:style-name="T585"><text:line-break/>target_words = [</text:span><text:span text:style-name="T586">'climate'</text:span><text:span text:style-name="T587">,<text:s/></text:span><text:span text:style-name="T588">'ecology'</text:span><text:span text:style-name="T589">]</text:span><text:span text:style-name="T590"><text:line-break/>tf_idf_matrix_with_first_mention = calculate_tf_idf_matrix_with_first_mention(speeches_directory, president_names, target_words)</text:span><text:span text:style-name="T591"><text:line-break/>first_president_to_mention_climate_or_ecology(tf_idf_matrix_with_first_mention, target_words)</text:span><text:span text:style-name="T592"><text:line-break/></text:span><text:span text:style-name="T593"><text:line-break/></text:span><text:span text:style-name="T594">#Fonction 11</text:span><text:span text:style-name="T595"><text:line-break/></text:span><text:span text:style-name="T596">def<text:s/></text:span><text:span text:style-name="T597">words_mentioned_by_all_presidents</text:span><text:span text:style-name="T598">(tf_idf_matrix, unimportant_words):</text:span><text:span text:style-name="T599"><text:line-break/><text:s text:c="4"/>common_words =<text:s/></text:span><text:span text:style-name="T600">set</text:span><text:span text:style-name="T601">(tf_idf_matrix[</text:span><text:span text:style-name="T602">0</text:span><text:span text:style-name="T603">][</text:span><text:span text:style-name="T604">'tf_idf_scores'</text:span><text:span text:style-name="T605">].keys())</text:span><text:span text:style-name="T606"><text:line-break/></text:span><text:span text:style-name="T607"><text:line-break/><text:s text:c="4"/></text:span><text:span text:style-name="T608">for<text:s/></text:span><text:span text:style-name="T609">document<text:s/></text:span><text:span text:style-name="T610">in<text:s/></text:span><text:span text:style-name="T611">tf_idf_matrix[</text:span><text:span text:style-name="T612">1</text:span><text:span text:style-name="T613">:]:</text:span><text:span text:style-name="T614"><text:line-break/><text:s text:c="8"/>current_words =<text:s/></text:span><text:span text:style-name="T615">set</text:span><text:span text:style-name="T616">(word<text:s/></text:span><text:span text:style-name="T617">for<text:s/></text:span><text:span text:style-name="T618">word, score<text:s/></text:span><text:span text:style-name="T619">in<text:s/></text:span><text:span text:style-name="T620">document[</text:span><text:span text:style-name="T621">'tf_idf_scores'</text:span><text:span text:style-name="T622">].items()<text:s/></text:span><text:span text:style-name="T623">if<text:s/></text:span><text:span text:style-name="T624">score &gt;<text:s/></text:span><text:span text:style-name="T625">0</text:span><text:span text:style-name="T626">)</text:span><text:span text:style-name="T627"><text:line-break/><text:s text:c="8"/>common_words.intersection_update(current_words)</text:span><text:span text:style-name="T628"><text:line-break/><text:s text:c="8"/>common_words.difference_update(unimportant_words)</text:span><text:span text:style-name="T629"><text:line-break/></text:span><text:span text:style-name="T630"><text:line-break/><text:s text:c="4"/></text:span><text:span text:style-name="T631">return<text:s/></text:span><text:span text:style-name="T632">common_words</text:span><text:span text:style-name="T633"><text:line-break/></text:span><text:span text:style-name="T634"><text:line-break/></text:span><text:span text:style-name="T635"><text:line-break/>speeches_directory =<text:s/></text:span><text:span text:style-name="T636">"./cleaned"</text:span><text:span text:style-name="T637"><text:line-break/></text:span><text:span text:style-name="T638">president_names = [</text:span><text:span text:style-name="T639">'Chirac'</text:span><text:span text:style-name="T640">,<text:s/></text:span><text:span text:style-name="T641">'Giscard d</text:span><text:span text:style-name="T642">\'</text:span><text:span text:style-name="T643">Estaing'</text:span><text:span text:style-name="T644">,<text:s/></text:span><text:span text:style-name="T645">'Hoolande'</text:span><text:span text:style-name="T646">,<text:s/></text:span><text:span text:style-name="T647">'Mitterrand'</text:span><text:span text:style-name="T648">,<text:s/></text:span><text:span text:style-name="T649">'Macron'</text:span><text:span text:style-name="T650">,<text:s/></text:span><text:span text:style-name="T651">'Sarkozy'</text:span><text:span text:style-name="T652">]</text:span><text:span text:style-name="T653"><text:line-break/>unimportant_words = {</text:span><text:span text:style-name="T654">'the'</text:span><text:span text:style-name="T655">,<text:s/></text:span><text:span text:style-name="T656">'and'</text:span><text:span text:style-name="T657">,<text:s/></text:span><text:span text:style-name="T658">'to'</text:span><text:span text:style-name="T659">,<text:s/></text:span><text:span text:style-name="T660">'of'</text:span><text:span text:style-name="T661">,<text:s/></text:span><text:span text:style-name="T662">'in'</text:span><text:span text:style-name="T663">,<text:s/></text:span><text:span text:style-name="T664">'a'</text:span><text:span text:style-name="T665">,<text:s/></text:span><text:span text:style-name="T666">'is'</text:span><text:span text:style-name="T667">,<text:s/></text:span><text:span text:style-name="T668">'it'</text:span><text:span text:style-name="T669">,<text:s/></text:span><text:span text:style-name="T670">'that'</text:span><text:span text:style-name="T671">,<text:s/></text:span><text:span text:style-name="T672">'with'</text:span><text:span text:style-name="T673">,<text:s/></text:span><text:span text:style-name="T674">'for'</text:span><text:span text:style-name="T675">,<text:s/></text:span><text:span text:style-name="T676">'on'</text:span><text:span text:style-name="T677">,<text:s/></text:span><text:span text:style-name="T678">'this'</text:span><text:span text:style-name="T679">,<text:s/></text:span><text:span text:style-name="T680">'as'</text:span><text:span text:style-name="T681">,<text:s/></text:span><text:span text:style-name="T682">'by'</text:span><text:span text:style-name="T683">,<text:s/></text:span><text:span text:style-name="T684">'an'</text:span><text:span text:style-name="T685">}</text:span><text:span text:style-name="T686"><text:line-break/></text:span><text:span text:style-name="T687"><text:line-break/></text:span><text:span text:style-name="T688"># Calculates the <text:s/>TF-IDF matrix with unimportant words removed</text:span><text:span text:style-name="T689"><text:line-break/></text:span><text:span text:style-name="T690">tf_idf_matrix_without_unimportant = calculate_tf_idf_matrix_with_target_word(speeches_directory, president_names,<text:s/></text:span><text:span text:style-name="T691">'Nation'</text:span><text:span text:style-name="T692">)</text:span><text:span text:style-name="T693"><text:line-break/>common_words = words_mentioned_by_all_presidents(tf_idf_matrix_without_unimportant, unimportant_words)</text:span><text:span text:style-name="T694"><text:line-break/></text:span><text:span text:style-name="T695"><text:line-break/></text:span><text:span text:style-name="T696">print</text:span><text:span text:style-name="T697">(</text:span><text:span text:style-name="T698">"Words Mentioned by All Presidents (Except Unimportant Words):"</text:span><text:span text:style-name="T699">, common_words)</text:span><text:span text:style-name="T700"><text:line-break/></text:span><text:span text:style-name="T701"><text:line-break/></text:span><text:span text:style-name="T702"><text:line-break/></text:span><text:span text:style-name="T703">#Main Programe</text:span><text:span text:style-name="T704"><text:line-break/></text:span><text:span text:style-name="T705"><text:line-break/></text:span><text:span text:style-name="T706">def<text:s/></text:span><text:span text:style-name="T707">main</text:span><text:span text:style-name="T708">():</text:span><text:span text:style-name="T709"><text:line-break/><text:s text:c="4"/>speeches_directory =<text:s/></text:span><text:span text:style-name="T710">"./cleaned"</text:span><text:span text:style-name="T711"><text:line-break/><text:s text:c="4"/></text:span><text:span text:style-name="T712">president_names = [</text:span><text:span text:style-name="T713">'Chirac'</text:span><text:span text:style-name="T714">,<text:s/></text:span><text:span text:style-name="T715">'Giscard d</text:span><text:span text:style-name="T716">\'</text:span><text:span text:style-name="T717">Estaing'</text:span><text:span text:style-name="T718">,</text:span><text:span text:style-name="T719">'Hollande'</text:span><text:span text:style-name="T720">,<text:s/></text:span><text:span text:style-name="T721">'Mitterrand'</text:span><text:span text:style-name="T722">,<text:s/></text:span><text:span text:style-name="T723">'Macron'</text:span><text:span text:style-name="T724">,<text:s/></text:span><text:span text:style-name="T725">'Sarkozy'</text:span><text:span text:style-name="T726">]</text:span><text:span text:style-name="T727"><text:line-break/><text:s text:c="4"/>unimportant_words = {</text:span><text:span text:style-name="T728">'the'</text:span><text:span text:style-name="T729">,<text:s/></text:span><text:span text:style-name="T730">'and'</text:span><text:span text:style-name="T731">,<text:s/></text:span><text:span text:style-name="T732">'to'</text:span><text:span text:style-name="T733">,<text:s/></text:span><text:span text:style-name="T734">'of'</text:span><text:span text:style-name="T735">,<text:s/></text:span><text:span text:style-name="T736">'in'</text:span><text:span text:style-name="T737">,<text:s/></text:span><text:span text:style-name="T738">'a'</text:span><text:span text:style-name="T739">,<text:s/></text:span><text:span text:style-name="T740">'is'</text:span><text:span text:style-name="T741">,<text:s/></text:span><text:span text:style-name="T742">'it'</text:span><text:span text:style-name="T743">,<text:s/></text:span><text:span text:style-name="T744">'that'</text:span><text:span text:style-name="T745">,<text:s/></text:span><text:span text:style-name="T746">'with'</text:span><text:span text:style-name="T747">,<text:s/></text:span><text:span text:style-name="T748">'for'</text:span><text:span text:style-name="T749">,<text:s/></text:span><text:span text:style-name="T750">'on'</text:span><text:span text:style-name="T751">,<text:s/></text:span><text:span text:style-name="T752">'this'</text:span><text:span text:style-name="T753">,<text:s/></text:span><text:span text:style-name="T754">'as'</text:span><text:span text:style-name="T755">,<text:s/></text:span><text:span text:style-name="T756">'by'</text:span><text:span text:style-name="T757">,<text:s/></text:span><text:span text:style-name="T758">'an'</text:span><text:span text:style-name="T759">}</text:span><text:span text:style-name="T760"><text:line-break/></text:span><text:span text:style-name="T761"><text:line-break/><text:s text:c="4"/></text:span><text:span text:style-name="T762">while True</text:span><text:span text:style-name="T763">:</text:span><text:span text:style-name="T764"><text:line-break/><text:s text:c="8"/></text:span><text:span text:style-name="T765">print</text:span><text:span text:style-name="T766">(</text:span><text:span text:style-name="T767">"</text:span><text:span text:style-name="T768">\n</text:span><text:span text:style-name="T769">Menu:"</text:span><text:span text:style-name="T770">)</text:span><text:span text:style-name="T771"><text:line-break/><text:s text:c="8"/></text:span><text:span text:style-name="T772">print</text:span><text:span text:style-name="T773">(</text:span><text:span text:style-name="T774">"1. Display List of Least Important Words"</text:span><text:span text:style-name="T775">)</text:span><text:span text:style-name="T776"><text:line-break/><text:s text:c="8"/></text:span><text:span text:style-name="T777">print</text:span><text:span text:style-name="T778">(</text:span><text:span text:style-name="T779">"2. Display Word(s) with Highest TF-IDF Score"</text:span><text:span text:style-name="T780">)</text:span><text:span text:style-name="T781"><text:line-break/><text:s text:c="8"/></text:span><text:span text:style-name="T782">print</text:span><text:span text:style-name="T783">(</text:span><text:span text:style-name="T784">"3. Indicate the Most Repeated Word(s) by President Chirac"</text:span><text:span text:style-name="T785">)</text:span><text:span text:style-name="T786"><text:line-break/><text:s text:c="8"/></text:span><text:span text:style-name="T787">print</text:span><text:span text:style-name="T788">(</text:span><text:span text:style-name="T789">"4. Indicate the President(s) who Spoke about 'Nation' the Most"</text:span><text:span text:style-name="T790">)</text:span><text:span text:style-name="T791"><text:line-break/><text:s text:c="8"/></text:span><text:span text:style-name="T792">print</text:span><text:span text:style-name="T793">(</text:span><text:span text:style-name="T794">"5. Identify the First President to Talk about 'Climate' and/or 'Ecology'"</text:span><text:span text:style-name="T795">)</text:span><text:span text:style-name="T796"><text:line-break/><text:s text:c="8"/></text:span><text:span text:style-name="T797">print</text:span><text:span text:style-name="T798">(</text:span><text:span text:style-name="T799">"6. Identify Words Mentioned by All Presidents (Except Unimportant Words)"</text:span><text:span text:style-name="T800">)</text:span><text:span text:style-name="T801"><text:line-break/><text:s text:c="8"/></text:span><text:span text:style-name="T802">print</text:span><text:span text:style-name="T803">(</text:span><text:span text:style-name="T804">"0. Exit"</text:span><text:span text:style-name="T805">)</text:span><text:span text:style-name="T806"><text:line-break/></text:span><text:span text:style-name="T807"><text:line-break/><text:s text:c="8"/>choice =<text:s/></text:span><text:span text:style-name="T808">input</text:span><text:span text:style-name="T809">(</text:span><text:span text:style-name="T810">"Enter your choice (0-6): "</text:span><text:span text:style-name="T811">)</text:span><text:span text:style-name="T812"><text:line-break/></text:span><text:span text:style-name="T813"><text:line-break/><text:s text:c="8"/></text:span><text:span text:style-name="T814">if<text:s/></text:span><text:span text:style-name="T815">choice ==<text:s/></text:span><text:span text:style-name="T816">'1'</text:span><text:span text:style-name="T817">:</text:span><text:span text:style-name="T818"><text:line-break/><text:s text:c="12"/>tf_idf_matrix = calculate_tf_idf_matrix(speeches_directory)</text:span><text:span text:style-name="T819"><text:line-break/></text:span><text:soft-page-break/><text:span text:style-name="T820"><text:s text:c="12"/>display_least_important_words(tf_idf_matrix)</text:span><text:span text:style-name="T821"><text:line-break/><text:s text:c="8"/></text:span><text:span text:style-name="T822">elif<text:s/></text:span><text:span text:style-name="T823">choice ==<text:s/></text:span><text:span text:style-name="T824">'2'</text:span><text:span text:style-name="T825">:</text:span><text:span text:style-name="T826"><text:line-break/><text:s text:c="12"/>tf_idf_matrix = calculate_tf_idf_matrix(speeches_directory)</text:span><text:span text:style-name="T827"><text:line-break/><text:s text:c="12"/>display_highest_tfidf_words(tf_idf_matrix)</text:span><text:span text:style-name="T828"><text:line-break/><text:s text:c="8"/></text:span><text:span text:style-name="T829">elif<text:s/></text:span><text:span text:style-name="T830">choice ==<text:s/></text:span><text:span text:style-name="T831">'3'</text:span><text:span text:style-name="T832">:</text:span><text:span text:style-name="T833"><text:line-break/><text:s text:c="12"/>tf_idf_matrix = calculate_tf_idf_matrix_with_presidents(speeches_directory, president_names)</text:span><text:span text:style-name="T834"><text:line-break/><text:s text:c="12"/>most_repeated_words_by_president(tf_idf_matrix,<text:s/></text:span><text:span text:style-name="T835">'Chirac'</text:span><text:span text:style-name="T836">)</text:span><text:span text:style-name="T837"><text:line-break/><text:s text:c="8"/></text:span><text:span text:style-name="T838">elif<text:s/></text:span><text:span text:style-name="T839">choice ==<text:s/></text:span><text:span text:style-name="T840">'4'</text:span><text:span text:style-name="T841">:</text:span><text:span text:style-name="T842"><text:line-break/><text:s text:c="12"/>tf_idf_matrix_with_nation = calculate_tf_idf_matrix_with_target_word(speeches_directory, president_names,<text:s/></text:span><text:span text:style-name="T843">'Nation'</text:span><text:span text:style-name="T844">)</text:span><text:span text:style-name="T845"><text:line-break/><text:s text:c="12"/>president_speaking_about_nation_the_most(tf_idf_matrix_with_nation)</text:span><text:span text:style-name="T846"><text:line-break/><text:s text:c="8"/></text:span><text:span text:style-name="T847">elif<text:s/></text:span><text:span text:style-name="T848">choice ==<text:s/></text:span><text:span text:style-name="T849">'5'</text:span><text:span text:style-name="T850">:</text:span><text:span text:style-name="T851"><text:line-break/><text:s text:c="12"/>target_words = [</text:span><text:span text:style-name="T852">'climate'</text:span><text:span text:style-name="T853">,<text:s/></text:span><text:span text:style-name="T854">'ecology'</text:span><text:span text:style-name="T855">]</text:span><text:span text:style-name="T856"><text:line-break/><text:s text:c="12"/>tf_idf_matrix_with_first_mention = calculate_tf_idf_matrix_with_first_mention(speeches_directory, president_names, target_words)</text:span><text:span text:style-name="T857"><text:line-break/><text:s text:c="12"/>first_president_to_mention_climate_or_ecology(tf_idf_matrix_with_first_mention, target_words)</text:span><text:span text:style-name="T858"><text:line-break/><text:s text:c="8"/></text:span><text:span text:style-name="T859">elif<text:s/></text:span><text:span text:style-name="T860">choice ==<text:s/></text:span><text:span text:style-name="T861">'6'</text:span><text:span text:style-name="T862">:</text:span><text:span text:style-name="T863"><text:line-break/><text:s text:c="12"/>tf_idf_matrix_without_unimportant = calculate_tf_idf_matrix_with_target_word(speeches_directory, president_names,<text:s/></text:span><text:span text:style-name="T864">'Nation'</text:span><text:span text:style-name="T865">)</text:span><text:span text:style-name="T866"><text:line-break/><text:s text:c="12"/>common_words = words_mentioned_by_all_presidents(tf_idf_matrix_without_unimportant, unimportant_words)</text:span><text:span text:style-name="T867"><text:line-break/><text:s text:c="12"/></text:span><text:span text:style-name="T868">print</text:span><text:span text:style-name="T869">(</text:span><text:span text:style-name="T870">"Words Mentioned by All Presidents (Except Unimportant Words):"</text:span><text:span text:style-name="T871">, common_words)</text:span><text:span text:style-name="T872"><text:line-break/><text:s text:c="8"/></text:span><text:span text:style-name="T873">elif<text:s/></text:span><text:span text:style-name="T874">choice ==<text:s/></text:span><text:span text:style-name="T875">'0'</text:span><text:span text:style-name="T876">:</text:span><text:span text:style-name="T877"><text:line-break/><text:s text:c="12"/></text:span><text:span text:style-name="T878">print</text:span><text:span text:style-name="T879">(</text:span><text:span text:style-name="T880">"Exiting the program. Goodbye!"</text:span><text:span text:style-name="T881">)</text:span><text:span text:style-name="T882"><text:line-break/><text:s text:c="12"/></text:span><text:span text:style-name="T883">break</text:span><text:span text:style-name="T884"><text:line-break/><text:s text:c="8"/>else</text:span><text:span text:style-name="T885">:</text:span><text:span text:style-name="T886"><text:line-break/><text:s text:c="12"/></text:span><text:span text:style-name="T887">print</text:span><text:span text:style-name="T888">(</text:span><text:span text:style-name="T889">"Invalid choice. Please enter a number between 0 and 6."</text:span><text:span text:style-name="T890">)</text:span><text:span text:style-name="T891"><text:line-break/></text:span><text:span text:style-name="T892"><text:line-break/></text:span><text:span text:style-name="T893">if<text:s/></text:span><text:span text:style-name="T894">__name__ ==<text:s/></text:span><text:span text:style-name="T895">"__main__"</text:span><text:span text:style-name="T896">:</text:span><text:span text:style-name="T897"><text:line-break/><text:s text:c="4"/>main()</text:span></text:p>
      <text:p text:style-name="P8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y YOUSSAME MBILI</meta:initial-creator>
    <dc:creator>Joy YOUSSAME MBILI</dc:creator>
    <meta:creation-date>2023-11-17T14:13:00Z</meta:creation-date>
    <dc:date>2023-11-24T22:24:00Z</dc:date>
    <meta:template xlink:href="Normal" xlink:type="simple"/>
    <meta:editing-cycles>1</meta:editing-cycles>
    <meta:editing-duration>PT8880S</meta:editing-duration>
    <meta:document-statistic meta:page-count="7" meta:paragraph-count="25" meta:word-count="1947" meta:character-count="12632" meta:row-count="89" meta:non-whitespace-character-count="10710"/>
  </office:meta>
</office:document-meta>
</file>